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627.39pt"/>
    </style:style>
    <style:style style:name="co9" style:family="table-column">
      <style:table-column-properties fo:break-before="auto" style:column-width="800.7pt"/>
    </style:style>
    <style:style style:name="co10" style:family="table-column">
      <style:table-column-properties fo:break-before="auto" style:column-width="61.06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416.86pt"/>
    </style:style>
    <style:style style:name="co13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physical / debuff, area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7" table:default-cell-style-name="ce3"/>
        <table:table-column table:style-name="co9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nk Dagger</text:p>
          </table:table-cell>
          <table:table-cell table:style-name="ce7" office:value-type="string" calcext:value-type="string">
            <text:p><text:s/>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/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Wizardry Staff, Crown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 Magic Resistance for target</text:p>
            <text:p>Auto cast: Deals 500 damage to random enemy </text:p>
          </table:table-cell>
          <table:table-cell table:style-name="ce7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 Magic Resistance for target</text:p>
            <text:p>Auto cast: Deals 600 damage to random enemy </text:p>
          </table:table-cell>
          <table:table-cell table:style-name="ce7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 Magic Resistance for target</text:p>
            <text:p>Auto cast: Deals 700 damage to random enemy </text:p>
          </table:table-cell>
          <table:table-cell table:style-name="ce7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 Magic Resistance for target</text:p>
            <text:p>Auto cast: Deals 800 damage to random enemy </text:p>
          </table:table-cell>
          <table:table-cell table:style-name="ce7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 office:value-type="string" calcext:value-type="string">
            <text:p>Maelstrom, Hyperstone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3">00/00/0000</text:date>, <text:time style:data-style-name="N2" text:time-value="09:37:33.905559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23T10:19:45.299498325</dc:date>
    <dc:creator>Ilya Shpigor</dc:creator>
    <meta:editing-duration>PT4H42M5S</meta:editing-duration>
    <meta:editing-cycles>445</meta:editing-cycles>
    <meta:document-statistic meta:table-count="4" meta:cell-count="530" meta:object-count="0"/>
  </office:meta>
</office:document-meta>
</file>